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4242" officeooo:paragraph-rsid="00184242"/>
    </style:style>
    <style:style style:name="P2" style:family="paragraph" style:parent-style-name="Standard">
      <style:text-properties officeooo:paragraph-rsid="00184242"/>
    </style:style>
    <style:style style:name="T1" style:family="text">
      <style:text-properties officeooo:rsid="001842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Q1) </text:span>Do the following relations represent functions? Why?</text:p>
      <text:p text:style-name="Standard"/>
      <text:p text:style-name="P2"><text:span text:style-name="T1">(a) <text:s/></text:span>f : R → R defined by f = { (x, √ x ) <text:s/>: <text:s/>x ∈ R}</text:p>
      <text:p text:style-name="P2"><text:span text:style-name="T1">(b) <text:s/></text:span>f : R+ → R defined by f = {(x, ± √ x) : x ∈ R +}, where R+ is the set of all positive real numbers</text:p>
      <text:p text:style-name="P2"/>
      <text:p text:style-name="P2"><text:span text:style-name="T1">Q2) </text:span>Let f : X → Y be a function. Prove that f −1 : Y → X is a function if and only if f is a bijection.</text:p>
      <text:p text:style-name="P1"/>
      <text:p text:style-name="P2"><text:span text:style-name="T1">Q3) </text:span>A relation on a nonempty set may or may not be reflexive, symmetric, or transitive. Thus there are 8 types of relations. With X = {1, 2, 3, 4, 5}, give one example for each type of such relations. 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8:36:11.186983310</meta:creation-date>
    <dc:date>2024-04-11T18:43:01.786995071</dc:date>
    <meta:editing-duration>PT6M53S</meta:editing-duration>
    <meta:editing-cycles>1</meta:editing-cycles>
    <meta:document-statistic meta:table-count="0" meta:image-count="0" meta:object-count="0" meta:page-count="1" meta:paragraph-count="5" meta:word-count="125" meta:character-count="515" meta:non-whitespace-character-count="390"/>
    <meta:generator>LibreOffice/7.3.7.2$Linux_X86_64 LibreOffice_project/30$Build-2</meta:generator>
  </office:meta>
</office:document-meta>
</file>